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xi Mono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Luxi Mono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Luxi Mono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Luxi Mono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Luxi Mono" fo:font-size="36pt" officeooo:rsid="0004a2b0" officeooo:paragraph-rsid="0004a2b0" style:font-name-asian="NSimSun" style:font-size-asian="36pt" style:font-name-complex="Lucida Sans" style:font-size-complex="36pt"/>
    </style:style>
    <style:style style:name="T1" style:family="text">
      <style:text-properties style:font-name="Luxi Mono1" style:font-name-asian="Luxi Mono1" style:font-name-complex="Luxi Mono1"/>
    </style:style>
    <style:style style:name="T2" style:family="text">
      <style:text-properties style:font-name-asian="NSimSun" style:font-name-complex="Lucida Sans"/>
    </style:style>
    <style:style style:name="T3" style:family="text">
      <style:text-properties style:font-name-asian="Luxi Mono1" style:font-name-complex="Luxi Mono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3">€</text:span><text:span text:style-name="T2">678,90!</text:span></text:p>
      <text:p text:style-name="P2"><text:span text:style-name="T2">The quick brown fox jumped over the lazy dog. $123.45? </text:span><text:span text:style-name="T3">€</text:span><text:span text:style-name="T2">678,90!</text:span></text:p>
      <text:p text:style-name="P4"><text:span text:style-name="T2">The quick brown fox jumped over the lazy dog. $123.45? </text:span><text:span text:style-name="T3">€</text:span><text:span text:style-name="T2">678,90!</text:span></text:p>
      <text:p text:style-name="P3"><text:span text:style-name="T2">The quick brown fox jumped over the lazy dog. $123.45? </text:span><text:span text:style-name="T3">€</text:span><text:span text:style-name="T2">678,90!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4:32:25.740000000</dc:date>
    <meta:editing-duration>PT6M40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